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draw:stroke="none" svg:stroke-width="0.035cm" draw:stroke-linejoin="miter" draw:fill="solid" draw:fill-color="#009900"/>
    </style:style>
    <style:style style:name="gr4" style:family="graphic" style:parent-style-name="standard">
      <style:graphic-properties draw:stroke="none" svg:stroke-width="0.035cm" draw:stroke-linejoin="miter" draw:fill="solid" draw:fill-color="#ff7c00"/>
    </style:style>
    <style:style style:name="gr5" style:family="graphic" style:parent-style-name="standard">
      <style:graphic-properties draw:stroke="none" svg:stroke-width="0.035cm" draw:stroke-linejoin="miter" draw:fill="solid" draw:fill-color="#0f75ff"/>
    </style:style>
    <style:style style:name="gr6" style:family="graphic" style:parent-style-name="standard">
      <style:graphic-properties draw:stroke="none" svg:stroke-width="0.035cm" draw:stroke-linejoin="miter" draw:fill="solid" draw:fill-color="#7f00ff"/>
    </style:style>
    <style:style style:name="gr7" style:family="graphic" style:parent-style-name="objectwithoutfill">
      <style:graphic-properties svg:stroke-width="0.05cm" draw:marker-start-width="0.275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9900"/>
    </style:style>
    <style:style style:name="P4" style:family="paragraph">
      <loext:graphic-properties draw:fill="solid" draw:fill-color="#ff7c00"/>
    </style:style>
    <style:style style:name="P5" style:family="paragraph">
      <loext:graphic-properties draw:fill="solid" draw:fill-color="#0f75ff"/>
    </style:style>
    <style:style style:name="P6" style:family="paragraph">
      <loext:graphic-properties draw:fill="solid" draw:fill-color="#7f00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g>
          <svg:title>TexMaths</svg:title>
          <svg:desc>26§display§H\Lambda^0(\Omega)§svg§600§FALSE§</svg:desc>
          <draw:polygon draw:style-name="gr1" draw:text-style-name="P1" draw:layer="layout" svg:width="3.059cm" svg:height="0.94cm" svg:x="0.161cm" svg:y="0.698cm" svg:viewBox="0 0 3060 941" draw:points="1529,941 0,941 0,0 3060,0 3060,941">
            <text:p/>
          </draw:polygon>
          <draw:path draw:style-name="gr2" draw:text-style-name="P2" draw:layer="layout" svg:width="0.771cm" svg:height="0.625cm" svg:x="0.151cm" svg:y="0.828cm" svg:viewBox="0 0 772 626" svg:d="M663 70c8-34 10-41 78-41 23 0 31 0 31-19 0-10-10-10-13-10-26 0-91 3-117 3s-91-3-119-3c-6 0-16 0-16 18 0 11 8 11 26 11 0 0 18 0 34 2 15 0 23 3 23 13 0 5 0 5-2 18l-55 224h-281l55-216c8-34 10-41 78-41 23 0 31 0 31-19 0-10-10-10-13-10-26 0-91 3-117 3-29 0-94-3-120-3-7 0-18 0-18 18 0 11 11 11 26 11 3 0 21 0 37 2 15 0 23 3 23 13 0 5 0 8-3 18l-122 494c-10 34-13 42-83 42-18 0-26 0-26 18 0 10 10 10 13 10 26 0 91-2 117-2 18 0 39 0 57 0 21 0 42 2 60 2 8 0 18 0 18-18 0-10-8-10-26-10-34 0-60 0-60-16 0-5 3-10 6-15l62-252h278c-39 153-60 239-62 252-11 31-26 31-83 31-16 0-24 0-24 18 0 10 11 10 13 10 26 0 91-2 117-2 18 0 39 0 57 0 21 0 42 2 60 2 8 0 18 0 18-18 0-10-7-10-23-10-34 0-60 0-60-16 0-5 0-10 3-15z">
            <text:p/>
          </draw:path>
          <draw:path draw:style-name="gr2" draw:text-style-name="P2" draw:layer="layout" svg:width="0.576cm" svg:height="0.657cm" svg:x="0.975cm" svg:y="0.799cm" svg:viewBox="0 0 577 658" svg:d="M309 18c-5-15-10-18-20-18-13 0-16 3-21 18l-177 546c-8 29-26 65-91 65v29c31-3 78-3 86-3 26 0 75 0 104 3v-29c-50-3-70-26-70-49 0-3 0-6 2-19l138-428 146 452c5 13 5 13 5 15 0 29-55 29-78 29v29c31-3 96-3 132-3 34 0 76 0 112 3v-29c-70 0-73-5-83-39z">
            <text:p/>
          </draw:path>
          <draw:path draw:style-name="gr2" draw:text-style-name="P2" draw:layer="layout" svg:width="0.298cm" svg:height="0.438cm" svg:x="1.612cm" svg:y="0.651cm" svg:viewBox="0 0 299 439" svg:d="M299 221c0-70-8-120-36-166-21-29-63-55-112-55-151 0-151 177-151 221 0 47 0 218 151 218 148 0 148-171 148-218zM151 421c-31 0-70-15-83-70-8-36-8-91-8-138s0-96 8-130c15-52 54-65 83-65 34 0 67 21 78 57 10 37 13 84 13 138 0 47 0 96-11 135-13 60-54 73-80 73z">
            <text:p/>
          </draw:path>
          <draw:path draw:style-name="gr2" draw:text-style-name="P2" draw:layer="layout" svg:width="0.215cm" svg:height="0.914cm" svg:x="2.077cm" svg:y="0.768cm" svg:viewBox="0 0 216 915" svg:d="M216 907c0-2 0-5-16-21-117-114-145-288-145-428 0-159 33-318 148-432 13-13 13-13 13-16 0-7-5-10-11-10-10 0-93 62-148 179-47 102-57 203-57 279 0 72 10 181 60 285 57 115 135 172 145 172 6 0 11-3 11-8z">
            <text:p/>
          </draw:path>
          <draw:path draw:style-name="gr2" draw:text-style-name="P2" draw:layer="layout" svg:width="0.579cm" svg:height="0.646cm" svg:x="2.382cm" svg:y="0.81cm" svg:viewBox="0 0 580 647" svg:d="M580 499h-21c-5 23-10 44-18 65-3 16-8 23-60 23h-73c11-52 39-96 81-155 44-65 80-130 80-201 0-127-122-231-278-231-158 0-281 104-281 231 0 71 39 136 81 201 42 59 70 103 83 155h-75c-52 0-55-7-60-20-8-21-10-47-16-68h-23l31 148h146c21 0 23 0 23-21 0-62-28-142-49-202-21-52-44-125-44-195 0-146 98-208 184-208s185 65 185 208c0 70-26 140-52 213-13 39-44 122-44 184 0 21 5 21 26 21h145z">
            <text:p/>
          </draw:path>
          <draw:path draw:style-name="gr2" draw:text-style-name="P2" draw:layer="layout" svg:width="0.215cm" svg:height="0.914cm" svg:x="3.052cm" svg:y="0.768cm" svg:viewBox="0 0 216 915" svg:d="M216 458c0-71-11-182-63-286-54-112-135-172-143-172-7 0-10 3-10 10 0 3 0 3 18 21 91 91 143 237 143 427 0 158-34 319-148 434-13 10-13 13-13 15 0 5 3 8 10 8 8 0 91-62 146-177 47-101 60-203 60-280z">
            <text:p/>
          </draw:path>
        </draw:g>
        <draw:g>
          <svg:title>TexMaths</svg:title>
          <svg:desc>26§display§H\Lambda^1(\Omega)§svg§600§FALSE§</svg:desc>
          <draw:polygon draw:style-name="gr1" draw:text-style-name="P1" draw:layer="layout" svg:width="3.059cm" svg:height="0.94cm" svg:x="7.451cm" svg:y="0.698cm" svg:viewBox="0 0 3060 941" draw:points="1529,941 0,941 0,0 3060,0 3060,941">
            <text:p/>
          </draw:polygon>
          <draw:path draw:style-name="gr2" draw:text-style-name="P2" draw:layer="layout" svg:width="0.771cm" svg:height="0.625cm" svg:x="7.441cm" svg:y="0.828cm" svg:viewBox="0 0 772 626" svg:d="M663 70c8-34 10-41 78-41 23 0 31 0 31-19 0-10-10-10-13-10-26 0-91 3-117 3s-91-3-119-3c-6 0-16 0-16 18 0 11 8 11 26 11 0 0 18 0 34 2 15 0 23 3 23 13 0 5 0 5-2 18l-55 224h-281l55-216c8-34 10-41 78-41 23 0 31 0 31-19 0-10-10-10-13-10-26 0-91 3-117 3-29 0-94-3-120-3-7 0-18 0-18 18 0 11 11 11 26 11 3 0 21 0 37 2 15 0 23 3 23 13 0 5 0 8-3 18l-122 494c-10 34-13 42-83 42-18 0-26 0-26 18 0 10 10 10 13 10 26 0 91-2 117-2 18 0 39 0 57 0 21 0 42 2 60 2 8 0 18 0 18-18 0-10-8-10-26-10-34 0-60 0-60-16 0-5 3-10 6-15l62-252h278c-39 153-60 239-62 252-11 31-26 31-83 31-16 0-24 0-24 18 0 10 11 10 13 10 26 0 91-2 117-2 18 0 39 0 57 0 21 0 42 2 60 2 8 0 18 0 18-18 0-10-7-10-23-10-34 0-60 0-60-16 0-5 0-10 3-15z">
            <text:p/>
          </draw:path>
          <draw:path draw:style-name="gr2" draw:text-style-name="P2" draw:layer="layout" svg:width="0.576cm" svg:height="0.657cm" svg:x="8.265cm" svg:y="0.799cm" svg:viewBox="0 0 577 658" svg:d="M309 18c-5-15-10-18-20-18-13 0-16 3-21 18l-177 546c-8 29-26 65-91 65v29c31-3 78-3 86-3 26 0 75 0 104 3v-29c-50-3-70-26-70-49 0-3 0-6 2-19l138-428 146 452c5 13 5 13 5 15 0 29-55 29-78 29v29c31-3 96-3 132-3 34 0 76 0 112 3v-29c-70 0-73-5-83-39z">
            <text:p/>
          </draw:path>
          <draw:path draw:style-name="gr2" draw:text-style-name="P2" draw:layer="layout" svg:width="0.236cm" svg:height="0.425cm" svg:x="8.938cm" svg:y="0.651cm" svg:viewBox="0 0 237 426" svg:d="M146 18c0-18 0-18-19-18-41 42-101 42-127 42v23c16 0 57 0 94-18v327c0 21 0 29-65 29h-24v23c11 0 91-2 115-2 20 0 101 2 117 2v-23h-26c-65 0-65-8-65-29z">
            <text:p/>
          </draw:path>
          <draw:path draw:style-name="gr2" draw:text-style-name="P2" draw:layer="layout" svg:width="0.215cm" svg:height="0.914cm" svg:x="9.367cm" svg:y="0.768cm" svg:viewBox="0 0 216 915" svg:d="M216 907c0-2 0-5-16-21-117-114-145-288-145-428 0-159 33-318 148-432 13-13 13-13 13-16 0-7-5-10-11-10-10 0-93 62-148 179-47 102-57 203-57 279 0 72 10 181 60 285 57 115 135 172 145 172 6 0 11-3 11-8z">
            <text:p/>
          </draw:path>
          <draw:path draw:style-name="gr2" draw:text-style-name="P2" draw:layer="layout" svg:width="0.579cm" svg:height="0.646cm" svg:x="9.672cm" svg:y="0.81cm" svg:viewBox="0 0 580 647" svg:d="M580 499h-21c-5 23-10 44-18 65-3 16-8 23-60 23h-73c11-52 39-96 81-155 44-65 80-130 80-201 0-127-122-231-278-231-158 0-281 104-281 231 0 71 39 136 81 201 42 59 70 103 83 155h-75c-52 0-55-7-60-20-8-21-10-47-16-68h-23l31 148h146c21 0 23 0 23-21 0-62-28-142-49-202-21-52-44-125-44-195 0-146 98-208 184-208s185 65 185 208c0 70-26 140-52 213-13 39-44 122-44 184 0 21 5 21 26 21h145z">
            <text:p/>
          </draw:path>
          <draw:path draw:style-name="gr2" draw:text-style-name="P2" draw:layer="layout" svg:width="0.215cm" svg:height="0.914cm" svg:x="10.342cm" svg:y="0.768cm" svg:viewBox="0 0 216 915" svg:d="M216 458c0-71-11-182-63-286-54-112-135-172-143-172-7 0-10 3-10 10 0 3 0 3 18 21 91 91 143 237 143 427 0 158-34 319-148 434-13 10-13 13-13 15 0 5 3 8 10 8 8 0 91-62 146-177 47-101 60-203 60-280z">
            <text:p/>
          </draw:path>
        </draw:g>
        <draw:g>
          <svg:title>TexMaths</svg:title>
          <svg:desc>26§display§H\Lambda^2(\Omega)§svg§600§FALSE§</svg:desc>
          <draw:polygon draw:style-name="gr1" draw:text-style-name="P1" draw:layer="layout" svg:width="3.059cm" svg:height="0.94cm" svg:x="15.211cm" svg:y="0.698cm" svg:viewBox="0 0 3060 941" draw:points="1529,941 0,941 0,0 3060,0 3060,941">
            <text:p/>
          </draw:polygon>
          <draw:path draw:style-name="gr2" draw:text-style-name="P2" draw:layer="layout" svg:width="0.771cm" svg:height="0.625cm" svg:x="15.201cm" svg:y="0.828cm" svg:viewBox="0 0 772 626" svg:d="M663 70c8-34 10-41 78-41 23 0 31 0 31-19 0-10-10-10-13-10-26 0-91 3-117 3s-91-3-119-3c-6 0-16 0-16 18 0 11 8 11 26 11 0 0 18 0 34 2 15 0 23 3 23 13 0 5 0 5-2 18l-55 224h-281l55-216c8-34 10-41 78-41 23 0 31 0 31-19 0-10-10-10-13-10-26 0-91 3-117 3-29 0-94-3-120-3-7 0-18 0-18 18 0 11 11 11 26 11 3 0 21 0 37 2 15 0 23 3 23 13 0 5 0 8-3 18l-122 494c-10 34-13 42-83 42-18 0-26 0-26 18 0 10 10 10 13 10 26 0 91-2 117-2 18 0 39 0 57 0 21 0 42 2 60 2 8 0 18 0 18-18 0-10-8-10-26-10-34 0-60 0-60-16 0-5 3-10 6-15l62-252h278c-39 153-60 239-62 252-11 31-26 31-83 31-16 0-24 0-24 18 0 10 11 10 13 10 26 0 91-2 117-2 18 0 39 0 57 0 21 0 42 2 60 2 8 0 18 0 18-18 0-10-7-10-23-10-34 0-60 0-60-16 0-5 0-10 3-15z">
            <text:p/>
          </draw:path>
          <draw:path draw:style-name="gr2" draw:text-style-name="P2" draw:layer="layout" svg:width="0.576cm" svg:height="0.657cm" svg:x="16.025cm" svg:y="0.799cm" svg:viewBox="0 0 577 658" svg:d="M309 18c-5-15-10-18-20-18-13 0-16 3-21 18l-177 546c-8 29-26 65-91 65v29c31-3 78-3 86-3 26 0 75 0 104 3v-29c-50-3-70-26-70-49 0-3 0-6 2-19l138-428 146 452c5 13 5 13 5 15 0 29-55 29-78 29v29c31-3 96-3 132-3 34 0 76 0 112 3v-29c-70 0-73-5-83-39z">
            <text:p/>
          </draw:path>
          <draw:path draw:style-name="gr2" draw:text-style-name="P2" draw:layer="layout" svg:width="0.285cm" svg:height="0.425cm" svg:x="16.667cm" svg:y="0.651cm" svg:viewBox="0 0 286 426" svg:d="M286 309h-23c0 16-8 52-16 60-5 3-55 3-65 3h-117c68-60 88-78 127-107 50-39 94-78 94-140 0-78-70-125-151-125-80 0-135 57-135 114 0 34 29 37 34 37 15 0 34-11 34-34 0-10-3-34-37-34 18-47 63-60 94-60 65 0 99 50 99 102 0 57-42 101-63 125l-156 153c-5 5-5 5-5 23h265z">
            <text:p/>
          </draw:path>
          <draw:path draw:style-name="gr2" draw:text-style-name="P2" draw:layer="layout" svg:width="0.215cm" svg:height="0.914cm" svg:x="17.127cm" svg:y="0.768cm" svg:viewBox="0 0 216 915" svg:d="M216 907c0-2 0-5-16-21-117-114-145-288-145-428 0-159 33-318 148-432 13-13 13-13 13-16 0-7-5-10-11-10-10 0-93 62-148 179-47 102-57 203-57 279 0 72 10 181 60 285 57 115 135 172 145 172 6 0 11-3 11-8z">
            <text:p/>
          </draw:path>
          <draw:path draw:style-name="gr2" draw:text-style-name="P2" draw:layer="layout" svg:width="0.579cm" svg:height="0.646cm" svg:x="17.432cm" svg:y="0.81cm" svg:viewBox="0 0 580 647" svg:d="M580 499h-21c-5 23-10 44-18 65-3 16-8 23-60 23h-73c11-52 39-96 81-155 44-65 80-130 80-201 0-127-122-231-278-231-158 0-281 104-281 231 0 71 39 136 81 201 42 59 70 103 83 155h-75c-52 0-55-7-60-20-8-21-10-47-16-68h-23l31 148h146c21 0 23 0 23-21 0-62-28-142-49-202-21-52-44-125-44-195 0-146 98-208 184-208s185 65 185 208c0 70-26 140-52 213-13 39-44 122-44 184 0 21 5 21 26 21h145z">
            <text:p/>
          </draw:path>
          <draw:path draw:style-name="gr2" draw:text-style-name="P2" draw:layer="layout" svg:width="0.215cm" svg:height="0.914cm" svg:x="18.102cm" svg:y="0.768cm" svg:viewBox="0 0 216 915" svg:d="M216 458c0-71-11-182-63-286-54-112-135-172-143-172-7 0-10 3-10 10 0 3 0 3 18 21 91 91 143 237 143 427 0 158-34 319-148 434-13 10-13 13-13 15 0 5 3 8 10 8 8 0 91-62 146-177 47-101 60-203 60-280z">
            <text:p/>
          </draw:path>
        </draw:g>
        <draw:g>
          <svg:title>TexMaths</svg:title>
          <svg:desc>26§display§L^2\Lambda^3(\Omega)§svg§600§FALSE§</svg:desc>
          <draw:polygon draw:style-name="gr1" draw:text-style-name="P1" draw:layer="layout" svg:width="3.257cm" svg:height="0.94cm" svg:x="22.596cm" svg:y="0.8cm" svg:viewBox="0 0 3258 941" draw:points="1630,941 0,941 0,0 3258,0 3258,941">
            <text:p/>
          </draw:polygon>
          <draw:path draw:style-name="gr2" draw:text-style-name="P2" draw:layer="layout" svg:width="0.553cm" svg:height="0.625cm" svg:x="22.586cm" svg:y="0.93cm" svg:viewBox="0 0 554 626" svg:d="M307 73c8-34 13-44 99-44 26 0 33 0 33-19 0-10-10-10-15-10-29 0-104 3-135 3-26 0-94-3-123-3-5 0-15 0-15 18 0 11 8 11 23 11 3 0 21 0 37 2 15 0 23 3 23 13 0 5 0 8-3 18l-122 494c-10 34-13 42-83 42-16 0-26 0-26 18 0 10 8 10 26 10h424c23 0 23 0 28-15l73-198c3-10 3-13 3-13 0-5-3-10-11-10-7 0-7 5-15 18-31 86-73 190-232 190h-85c-13 0-13 0-21 0-8-3-11-3-11-11 0-2 0-5 6-20z">
            <text:p/>
          </draw:path>
          <draw:path draw:style-name="gr2" draw:text-style-name="P2" draw:layer="layout" svg:width="0.285cm" svg:height="0.425cm" svg:x="23.21cm" svg:y="0.753cm" svg:viewBox="0 0 286 426" svg:d="M286 309h-23c0 16-8 52-16 60-5 3-55 3-65 3h-117c68-60 88-78 127-107 50-39 94-78 94-140 0-78-70-125-151-125-80 0-135 57-135 114 0 34 29 37 34 37 15 0 34-11 34-34 0-10-3-34-37-34 18-47 63-60 94-60 65 0 99 50 99 102 0 57-42 101-63 125l-156 153c-5 5-5 5-5 23h265z">
            <text:p/>
          </draw:path>
          <draw:path draw:style-name="gr2" draw:text-style-name="P2" draw:layer="layout" svg:width="0.576cm" svg:height="0.657cm" svg:x="23.608cm" svg:y="0.901cm" svg:viewBox="0 0 577 658" svg:d="M309 18c-5-15-10-18-20-18-13 0-16 3-21 18l-177 546c-8 29-26 65-91 65v29c31-3 78-3 86-3 26 0 75 0 104 3v-29c-50-3-70-26-70-49 0-3 0-6 2-19l138-428 146 452c5 13 5 13 5 15 0 29-55 29-78 29v29c31-3 96-3 132-3 34 0 76 0 112 3v-29c-70 0-73-5-83-39z">
            <text:p/>
          </draw:path>
          <draw:path draw:style-name="gr2" draw:text-style-name="P2" draw:layer="layout" svg:width="0.295cm" svg:height="0.438cm" svg:x="24.245cm" svg:y="0.753cm" svg:viewBox="0 0 296 439" svg:d="M140 213c52 0 89 34 89 104 0 78-47 102-86 102-26 0-81-6-109-45 31 0 39-23 39-36 0-21-16-34-37-34-18 0-36 11-36 37 0 59 68 98 146 98 88 0 150-59 150-122 0-52-41-101-111-117 67-23 91-73 91-112 0-49-58-88-130-88-71 0-125 34-125 86 0 23 13 34 34 34 18 0 31-13 31-32 0-20-13-33-31-33 20-29 65-37 91-37 28 0 67 16 67 70 0 29-8 58-26 78-21 24-39 26-70 26-16 3-18 3-21 3-2 0-8 0-8 8 0 10 8 10 19 10z">
            <text:p/>
          </draw:path>
          <draw:path draw:style-name="gr2" draw:text-style-name="P2" draw:layer="layout" svg:width="0.215cm" svg:height="0.914cm" svg:x="24.713cm" svg:y="0.87cm" svg:viewBox="0 0 216 915" svg:d="M216 907c0-2 0-5-18-21-115-114-143-288-143-428 0-159 33-318 148-432 13-13 13-13 13-16 0-7-5-10-11-10-10 0-93 62-148 179-47 102-57 203-57 279 0 72 10 181 60 285 57 115 135 172 145 172 6 0 11-3 11-8z">
            <text:p/>
          </draw:path>
          <draw:path draw:style-name="gr2" draw:text-style-name="P2" draw:layer="layout" svg:width="0.579cm" svg:height="0.646cm" svg:x="25.014cm" svg:y="0.912cm" svg:viewBox="0 0 580 647" svg:d="M580 499h-21c-5 23-10 44-18 65-3 16-8 23-60 23h-73c11-52 39-96 81-155 44-65 80-130 80-201 0-127-122-231-278-231-158 0-281 104-281 231 0 71 39 136 81 201 42 59 70 103 83 155h-75c-52 0-55-7-60-20-8-21-10-47-16-68h-23l31 148h146c21 0 23 0 23-21 0-62-28-142-49-202-21-52-44-125-44-195 0-146 98-208 184-208s185 65 185 208c0 70-26 140-52 213-13 39-44 122-44 184 0 21 5 21 26 21h145z">
            <text:p/>
          </draw:path>
          <draw:path draw:style-name="gr2" draw:text-style-name="P2" draw:layer="layout" svg:width="0.215cm" svg:height="0.914cm" svg:x="25.685cm" svg:y="0.87cm" svg:viewBox="0 0 216 915" svg:d="M216 458c0-71-11-182-63-286-54-112-135-172-143-172-7 0-10 3-10 10 0 3 0 3 18 21 91 91 143 237 143 427 0 158-34 319-148 434-13 10-13 13-13 15 0 5 3 8 10 8 8 0 91-62 146-177 47-101 60-203 60-280z">
            <text:p/>
          </draw:path>
        </draw:g>
        <draw:g>
          <svg:title>TexMaths</svg:title>
          <svg:desc>26§display§\textcolor{OliveGreen}{V_0}§svg§600§FALSE§</svg:desc>
          <draw:polygon draw:style-name="gr1" draw:text-style-name="P1" draw:layer="layout" svg:width="0.771cm" svg:height="0.683cm" svg:x="1.761cm" svg:y="5.052cm" svg:viewBox="0 0 772 684" draw:points="385,684 0,684 0,0 772,0 772,684">
            <text:p/>
          </draw:polygon>
          <draw:path draw:style-name="gr3" draw:text-style-name="P3" draw:layer="layout" svg:width="0.654cm" svg:height="0.647cm" svg:x="1.766cm" svg:y="5.005cm" svg:viewBox="0 0 655 648" svg:d="M525 104c44-70 83-73 117-75 10 0 13-16 13-19 0-7-5-10-13-10-24 0-49 3-75 3-32 0-63-3-91-3-6 0-19 0-19 18 0 11 11 11 16 11 26 2 42 10 42 31 0 13-13 34-13 34l-281 447-62-484c0-15 20-28 62-28 13 0 23 0 23-19 0-7-8-10-13-10-36 0-75 3-114 3-16 0-34 0-49 0-19 0-34-3-50-3-8 0-18 0-18 18 0 11 8 11 23 11 52 0 52 7 55 31l73 567c2 18 5 21 18 21 16 0 18-6 26-19z">
            <text:p/>
          </draw:path>
          <draw:path draw:style-name="gr3" draw:text-style-name="P3" draw:layer="layout" svg:width="0.298cm" svg:height="0.439cm" svg:x="2.278cm" svg:y="5.34cm" svg:viewBox="0 0 299 440" svg:d="M299 221c0-70-8-120-37-166-20-29-62-55-111-55-151 0-151 177-151 221 0 47 0 219 151 219 148 0 148-172 148-219zM151 421c-31 0-70-15-83-70-8-36-8-91-8-138s0-96 8-130c15-52 54-65 83-65 34 0 67 21 78 57 10 37 13 84 13 138 0 47 0 96-11 135-13 60-54 73-80 73z">
            <text:p/>
          </draw:path>
        </draw:g>
        <draw:g>
          <svg:title>TexMaths</svg:title>
          <svg:desc>26§display§\textcolor{BurntOrange}{V_1}§svg§600§FALSE§</svg:desc>
          <draw:polygon draw:style-name="gr1" draw:text-style-name="P1" draw:layer="layout" svg:width="0.742cm" svg:height="0.67cm" svg:x="8.688cm" svg:y="5.049cm" svg:viewBox="0 0 743 671" draw:points="372,671 0,671 0,0 743,0 743,671">
            <text:p/>
          </draw:polygon>
          <draw:path draw:style-name="gr4" draw:text-style-name="P4" draw:layer="layout" svg:width="0.654cm" svg:height="0.647cm" svg:x="8.693cm" svg:y="5.002cm" svg:viewBox="0 0 655 648" svg:d="M525 104c44-70 83-73 117-75 10 0 13-16 13-19 0-7-5-10-13-10-24 0-50 3-75 3-32 0-63-3-91-3-6 0-19 0-19 18 0 11 11 11 16 11 26 2 42 10 42 31 0 13-13 34-13 34l-281 447-62-484c0-15 20-28 62-28 13 0 23 0 23-19 0-7-8-10-13-10-36 0-75 3-114 3-16 0-34 0-49 0-19 0-34-3-50-3-8 0-18 0-18 18 0 11 8 11 23 11 52 0 52 7 55 31l73 567c2 18 5 21 18 21 16 0 18-6 26-19z">
            <text:p/>
          </draw:path>
          <draw:path draw:style-name="gr4" draw:text-style-name="P4" draw:layer="layout" svg:width="0.235cm" svg:height="0.426cm" svg:x="9.242cm" svg:y="5.337cm" svg:viewBox="0 0 236 427" svg:d="M146 18c0-18 0-18-19-18-41 42-101 42-127 42v23c16 0 57 0 94-18v327c0 21 0 29-65 29h-24v24c11 0 91-3 115-3 20 0 101 3 116 3v-24h-26c-64 0-64-8-64-29z">
            <text:p/>
          </draw:path>
        </draw:g>
        <draw:g>
          <svg:title>TexMaths</svg:title>
          <svg:desc>26§display§\textcolor{NavyBlue}{V_2}§svg§600§FALSE§</svg:desc>
          <draw:polygon draw:style-name="gr1" draw:text-style-name="P1" draw:layer="layout" svg:width="0.763cm" svg:height="0.67cm" svg:x="16.907cm" svg:y="5.047cm" svg:viewBox="0 0 764 671" draw:points="382,671 0,671 0,0 764,0 764,671">
            <text:p/>
          </draw:polygon>
          <draw:path draw:style-name="gr5" draw:text-style-name="P5" draw:layer="layout" svg:width="0.654cm" svg:height="0.647cm" svg:x="16.912cm" svg:y="5cm" svg:viewBox="0 0 655 648" svg:d="M525 104c44-70 83-73 117-75 10 0 13-16 13-19 0-7-5-10-13-10-23 0-49 3-75 3-32 0-63-3-91-3-6 0-19 0-19 18 0 11 11 11 16 11 26 2 42 10 42 31 0 13-13 34-13 34l-281 447-62-484c0-15 20-28 62-28 13 0 23 0 23-19 0-7-7-10-13-10-36 0-75 3-114 3-16 0-34 0-49 0-19 0-34-3-50-3-8 0-18 0-18 18 0 11 8 11 23 11 52 0 52 7 55 31l73 567c2 18 5 21 18 21 16 0 18-6 26-19z">
            <text:p/>
          </draw:path>
          <draw:path draw:style-name="gr5" draw:text-style-name="P5" draw:layer="layout" svg:width="0.285cm" svg:height="0.426cm" svg:x="17.432cm" svg:y="5.335cm" svg:viewBox="0 0 286 427" svg:d="M286 309h-23c0 16-8 52-16 60-5 3-55 3-65 3h-117c68-60 88-78 127-107 50-39 94-78 94-140 0-78-70-125-151-125-80 0-135 57-135 114 0 34 29 37 34 37 15 0 34-11 34-34 0-10-3-34-37-34 18-47 63-60 94-60 65 0 99 50 99 102 0 57-42 101-63 125l-156 153c-5 5-5 5-5 24h265z">
            <text:p/>
          </draw:path>
        </draw:g>
        <draw:g>
          <svg:title>TexMaths</svg:title>
          <svg:desc>26§display§\textcolor{Plum}{V_3}§svg§600§FALSE§</svg:desc>
          <draw:polygon draw:style-name="gr1" draw:text-style-name="P1" draw:layer="layout" svg:width="0.768cm" svg:height="0.683cm" svg:x="24cm" svg:y="5.049cm" svg:viewBox="0 0 769 684" draw:points="385,684 0,684 0,0 769,0 769,684">
            <text:p/>
          </draw:polygon>
          <draw:path draw:style-name="gr6" draw:text-style-name="P6" draw:layer="layout" svg:width="0.654cm" svg:height="0.647cm" svg:x="24.005cm" svg:y="5.002cm" svg:viewBox="0 0 655 648" svg:d="M525 104c44-70 83-73 117-75 10 0 13-16 13-19 0-7-5-10-13-10-24 0-49 3-75 3-32 0-63-3-91-3-6 0-19 0-19 18 0 11 11 11 16 11 26 2 42 10 42 31 0 13-13 34-13 34l-281 447-62-484c0-15 20-28 62-28 13 0 23 0 23-19 0-7-8-10-13-10-36 0-75 3-114 3-16 0-34 0-49 0-19 0-34-3-50-3-8 0-18 0-18 18 0 11 8 11 23 11 52 0 52 7 55 31l73 567c2 18 5 21 18 21 16 0 18-6 26-19z">
            <text:p/>
          </draw:path>
          <draw:path draw:style-name="gr6" draw:text-style-name="P6" draw:layer="layout" svg:width="0.295cm" svg:height="0.439cm" svg:x="24.52cm" svg:y="5.337cm" svg:viewBox="0 0 296 440" svg:d="M140 213c52 0 89 34 89 104 0 78-47 102-86 102-26 0-81-5-109-45 31 0 39-23 39-36 0-21-16-34-37-34-18 0-36 11-36 37 0 60 68 99 146 99 88 0 150-60 150-123 0-52-41-101-111-117 67-23 90-73 90-112 0-49-57-88-129-88-71 0-125 34-125 86 0 23 13 34 34 34 18 0 31-13 31-32 0-20-13-33-31-33 20-29 65-37 91-37 28 0 67 16 67 70 0 29-8 58-26 78-21 24-39 26-70 26-16 3-18 3-21 3-2 0-8 0-8 8 0 10 8 10 19 10z">
            <text:p/>
          </draw:path>
        </draw:g>
        <draw:g>
          <svg:title>TexMaths</svg:title>
          <svg:desc>26§display§\Pi_0§svg§600§FALSE§</svg:desc>
          <draw:polygon draw:style-name="gr1" draw:text-style-name="P1" draw:layer="layout" svg:width="0.922cm" svg:height="0.68cm" svg:x="0.787cm" svg:y="2.847cm" svg:viewBox="0 0 923 681" draw:points="463,681 0,681 0,0 923,0 923,681">
            <text:p/>
          </draw:polygon>
          <draw:path draw:style-name="gr2" draw:text-style-name="P2" draw:layer="layout" svg:width="0.626cm" svg:height="0.623cm" svg:x="0.771cm" svg:y="2.8cm" svg:viewBox="0 0 627 624" svg:d="M533 73c0-34 0-44 73-44h21v-29h-627v29h21c73 0 73 10 73 44v478c0 34 0 44-73 44h-21v29c31-3 99-3 135-3 34 0 104 0 135 3v-29h-20c-73 0-73-10-73-44v-522h273v522c0 34 0 44-73 44h-21v29c31-3 99-3 136-3 33 0 104 0 135 3v-29h-21c-73 0-73-10-73-44z">
            <text:p/>
          </draw:path>
          <draw:path draw:style-name="gr2" draw:text-style-name="P2" draw:layer="layout" svg:width="0.298cm" svg:height="0.438cm" svg:x="1.455cm" svg:y="3.133cm" svg:viewBox="0 0 299 439" svg:d="M299 221c0-70-8-120-36-166-21-29-63-55-112-55-151 0-151 177-151 221 0 47 0 218 151 218 148 0 148-171 148-218zM151 421c-31 0-70-16-83-70-8-36-8-91-8-138s0-96 8-130c15-52 54-65 83-65 34 0 67 21 78 57 10 37 13 84 13 138 0 47 0 96-11 135-13 60-54 73-80 73z">
            <text:p/>
          </draw:path>
        </draw:g>
        <draw:g>
          <svg:title>TexMaths</svg:title>
          <svg:desc>26§display§\Pi_1§svg§600§FALSE§</svg:desc>
          <draw:polygon draw:style-name="gr1" draw:text-style-name="P1" draw:layer="layout" svg:width="0.896cm" svg:height="0.667cm" svg:x="7.907cm" svg:y="2.848cm" svg:viewBox="0 0 897 668" draw:points="447,668 0,668 0,0 897,0 897,668">
            <text:p/>
          </draw:polygon>
          <draw:path draw:style-name="gr2" draw:text-style-name="P2" draw:layer="layout" svg:width="0.626cm" svg:height="0.623cm" svg:x="7.891cm" svg:y="2.801cm" svg:viewBox="0 0 627 624" svg:d="M533 73c0-34 0-44 73-44h21v-29h-627v29h21c73 0 73 10 73 44v478c0 34 0 44-73 44h-21v29c31-3 99-3 135-3 34 0 104 0 135 3v-29h-20c-73 0-73-10-73-44v-522h273v522c0 34 0 44-73 44h-21v29c31-3 99-3 136-3 33 0 104 0 135 3v-29h-21c-73 0-73-10-73-44z">
            <text:p/>
          </draw:path>
          <draw:path draw:style-name="gr2" draw:text-style-name="P2" draw:layer="layout" svg:width="0.236cm" svg:height="0.425cm" svg:x="8.611cm" svg:y="3.134cm" svg:viewBox="0 0 237 426" svg:d="M146 18c0-18 0-18-19-18-41 42-101 42-127 42v23c16 0 57 0 94-18v327c0 21 0 29-65 29h-24v23c11 0 91-2 115-2 20 0 101 2 117 2v-23h-26c-65 0-65-8-65-29z">
            <text:p/>
          </draw:path>
        </draw:g>
        <draw:g>
          <svg:title>TexMaths</svg:title>
          <svg:desc>26§display§\Pi_2§svg§600§FALSE§</svg:desc>
          <draw:polygon draw:style-name="gr1" draw:text-style-name="P1" draw:layer="layout" svg:width="0.917cm" svg:height="0.667cm" svg:x="16.037cm" svg:y="2.948cm" svg:viewBox="0 0 918 668" draw:points="458,668 0,668 0,0 918,0 918,668">
            <text:p/>
          </draw:polygon>
          <draw:path draw:style-name="gr2" draw:text-style-name="P2" draw:layer="layout" svg:width="0.626cm" svg:height="0.623cm" svg:x="16.021cm" svg:y="2.901cm" svg:viewBox="0 0 627 624" svg:d="M533 73c0-34 0-44 73-44h21v-29h-627v29h21c73 0 73 10 73 44v478c0 34 0 44-73 44h-21v29c31-3 99-3 135-3 34 0 104 0 136 3v-29h-21c-73 0-73-10-73-44v-522h273v522c0 34 0 44-73 44h-21v29c32-3 99-3 136-3 33 0 104 0 135 3v-29h-21c-73 0-73-10-73-44z">
            <text:p/>
          </draw:path>
          <draw:path draw:style-name="gr2" draw:text-style-name="P2" draw:layer="layout" svg:width="0.285cm" svg:height="0.425cm" svg:x="16.713cm" svg:y="3.234cm" svg:viewBox="0 0 286 426" svg:d="M286 309h-23c0 16-8 52-16 60-5 3-55 3-65 3h-117c68-60 88-78 127-107 50-39 94-78 94-140 0-78-70-125-151-125-80 0-135 57-135 114 0 34 29 37 34 37 15 0 34-11 34-34 0-10-3-34-37-34 18-47 63-60 94-60 65 0 99 50 99 102 0 57-42 101-63 125l-156 153c-5 5-5 5-5 23h265z">
            <text:p/>
          </draw:path>
        </draw:g>
        <draw:g>
          <svg:title>TexMaths</svg:title>
          <svg:desc>26§display§\Pi_3§svg§600§FALSE§</svg:desc>
          <draw:polygon draw:style-name="gr1" draw:text-style-name="P1" draw:layer="layout" svg:width="0.922cm" svg:height="0.68cm" svg:x="23.057cm" svg:y="2.948cm" svg:viewBox="0 0 923 681" draw:points="460,681 0,681 0,0 923,0 923,681">
            <text:p/>
          </draw:polygon>
          <draw:path draw:style-name="gr2" draw:text-style-name="P2" draw:layer="layout" svg:width="0.626cm" svg:height="0.623cm" svg:x="23.041cm" svg:y="2.901cm" svg:viewBox="0 0 627 624" svg:d="M533 73c0-34 0-44 73-44h21v-29h-627v29h21c73 0 73 10 73 44v478c0 34 0 44-73 44h-21v29c31-3 99-3 135-3 34 0 104 0 135 3v-29h-20c-73 0-73-10-73-44v-522h273v522c0 34 0 44-73 44h-21v29c31-3 99-3 136-3 33 0 104 0 135 3v-29h-21c-73 0-73-10-73-44z">
            <text:p/>
          </draw:path>
          <draw:path draw:style-name="gr2" draw:text-style-name="P2" draw:layer="layout" svg:width="0.295cm" svg:height="0.438cm" svg:x="23.728cm" svg:y="3.234cm" svg:viewBox="0 0 296 439" svg:d="M140 213c52 0 89 34 89 104 0 78-47 101-86 101-26 0-81-5-109-44 31 0 39-23 39-36 0-21-16-34-37-34-18 0-36 11-36 37 0 59 68 98 146 98 88 0 150-59 150-122 0-52-41-101-111-117 67-23 91-73 91-112 0-49-58-88-130-88-71 0-125 34-125 86 0 23 13 34 34 34 18 0 31-13 31-32 0-20-13-33-31-33 20-29 65-37 91-37 28 0 67 16 67 70 0 29-8 58-26 78-21 24-39 26-70 26-16 3-18 3-21 3-2 0-5 0-5 8 0 10 5 10 16 10z">
            <text:p/>
          </draw:path>
        </draw:g>
        <draw:g>
          <svg:title>TexMaths</svg:title>
          <svg:desc>26§display§\mathrm{d}§svg§600§FALSE§</svg:desc>
          <draw:polygon draw:style-name="gr1" draw:text-style-name="P1" draw:layer="layout" svg:width="0.391cm" svg:height="0.552cm" svg:x="4.319cm" svg:y="0.398cm" svg:viewBox="0 0 392 553" draw:points="195,553 0,553 0,0 392,0 392,553">
            <text:p/>
          </draw:polygon>
          <draw:path draw:style-name="gr2" draw:text-style-name="P2" draw:layer="layout" svg:width="0.451cm" svg:height="0.646cm" svg:x="4.303cm" svg:y="0.351cm" svg:viewBox="0 0 452 647" svg:d="M317 585v62l135-10v-29c-62 0-70-8-70-52v-556l-133 10v29c65 0 71 5 71 52v197c-26-33-65-57-115-57-109 0-205 91-205 208s91 208 195 208c60 0 99-31 122-62zM317 340v187c0 19 0 19-10 34-26 44-68 65-107 65-42 0-75-23-96-60-26-36-29-88-29-127 0-34 3-88 29-130 21-28 54-57 104-57 34 0 70 13 99 55 10 15 10 18 10 33z">
            <text:p/>
          </draw:path>
        </draw:g>
        <draw:line draw:style-name="gr7" draw:text-style-name="P7" draw:layer="layout" svg:x1="2.819cm" svg:y1="5.486cm" svg:x2="8.6cm" svg:y2="5.5cm">
          <text:p/>
        </draw:line>
        <draw:line draw:style-name="gr7" draw:text-style-name="P7" draw:layer="layout" svg:x1="3.6cm" svg:y1="1.3cm" svg:x2="7.2cm" svg:y2="1.3cm">
          <text:p/>
        </draw:line>
        <draw:line draw:style-name="gr7" draw:text-style-name="P7" draw:layer="layout" svg:x1="2.1cm" svg:y1="1.8cm" svg:x2="2.1cm" svg:y2="4.8cm">
          <text:p/>
        </draw:line>
        <draw:line draw:style-name="gr7" draw:text-style-name="P7" draw:layer="layout" svg:x1="10.7cm" svg:y1="1.3cm" svg:x2="15.1cm" svg:y2="1.3cm">
          <text:p/>
        </draw:line>
        <draw:line draw:style-name="gr7" draw:text-style-name="P7" draw:layer="layout" svg:x1="18.5cm" svg:y1="1.3cm" svg:x2="22.4cm" svg:y2="1.3cm">
          <text:p/>
        </draw:line>
        <draw:line draw:style-name="gr7" draw:text-style-name="P7" draw:layer="layout" svg:x1="9.7cm" svg:y1="5.5cm" svg:x2="16.7cm" svg:y2="5.5cm">
          <text:p/>
        </draw:line>
        <draw:g>
          <svg:title>TexMaths</svg:title>
          <svg:desc>26§display§(\hat{\nabla})§svg§600§FALSE§</svg:desc>
          <draw:polygon draw:style-name="gr1" draw:text-style-name="P1" draw:layer="layout" svg:width="1.288cm" svg:height="1.003cm" svg:x="5.305cm" svg:y="0.099cm" svg:viewBox="0 0 1289 1004" draw:points="645,1004 0,1004 0,0 1289,0 1289,1004">
            <text:p/>
          </draw:polygon>
          <draw:path draw:style-name="gr2" draw:text-style-name="P2" draw:layer="layout" svg:width="0.215cm" svg:height="0.915cm" svg:x="5.349cm" svg:y="0.231cm" svg:viewBox="0 0 216 916" svg:d="M216 908c0-3 0-5-18-21-115-115-143-289-143-429 0-159 33-318 148-432 13-13 13-13 13-16 0-7-5-10-11-10-10 0-93 62-148 179-47 102-57 203-57 279 0 73 10 182 60 286 57 114 135 172 145 172 6 0 11-3 11-8z">
            <text:p/>
          </draw:path>
          <draw:polygon draw:style-name="gr2" draw:text-style-name="P2" draw:layer="layout" svg:width="0.246cm" svg:height="0.142cm" svg:x="5.872cm" svg:y="0.052cm" svg:viewBox="0 0 247 143" draw:points="125,0 0,127 16,143 125,49 229,143 247,127">
            <text:p/>
          </draw:polygon>
          <draw:path draw:style-name="gr2" draw:text-style-name="P2" draw:layer="layout" svg:width="0.675cm" svg:height="0.657cm" svg:x="5.656cm" svg:y="0.294cm" svg:viewBox="0 0 676 658" svg:d="M673 21c0-3 3-11 3-13 0-8 0-8-21-8h-634c-21 0-21 0-21 8 0 2 3 10 5 13l310 619c5 13 7 18 23 18 15 0 18-5 26-18zM114 65h502l-250 505z">
            <text:p/>
          </draw:path>
          <draw:path draw:style-name="gr2" draw:text-style-name="P2" draw:layer="layout" svg:width="0.215cm" svg:height="0.915cm" svg:x="6.425cm" svg:y="0.231cm" svg:viewBox="0 0 216 916" svg:d="M216 458c0-70-11-182-63-286-54-112-135-172-143-172-7 0-10 3-10 10 0 3 0 3 18 21 91 91 143 237 143 427 0 158-34 320-148 434-13 11-13 13-13 16 0 5 3 8 10 8 8 0 91-63 146-177 47-102 60-203 60-281z">
            <text:p/>
          </draw:path>
        </draw:g>
        <draw:g>
          <svg:title>TexMaths</svg:title>
          <svg:desc>26§display§(\hat{\nabla}\times)§svg§600§FALSE§</svg:desc>
          <draw:polygon draw:style-name="gr1" draw:text-style-name="P1" draw:layer="layout" svg:width="1.999cm" svg:height="1.003cm" svg:x="12.306cm" svg:y="0.099cm" svg:viewBox="0 0 2000 1004" draw:points="999,1004 0,1004 0,0 2000,0 2000,1004">
            <text:p/>
          </draw:polygon>
          <draw:path draw:style-name="gr2" draw:text-style-name="P2" draw:layer="layout" svg:width="0.215cm" svg:height="0.915cm" svg:x="12.35cm" svg:y="0.231cm" svg:viewBox="0 0 216 916" svg:d="M216 908c0-3 0-5-18-21-115-115-143-289-143-429 0-159 33-318 148-432 13-13 13-13 13-16 0-7-5-10-11-10-10 0-93 62-148 179-47 102-57 203-57 279 0 73 10 182 60 286 57 114 135 172 145 172 6 0 11-3 11-8z">
            <text:p/>
          </draw:path>
          <draw:polygon draw:style-name="gr2" draw:text-style-name="P2" draw:layer="layout" svg:width="0.246cm" svg:height="0.142cm" svg:x="12.873cm" svg:y="0.052cm" svg:viewBox="0 0 247 143" draw:points="125,0 0,127 16,143 125,49 229,143 247,127">
            <text:p/>
          </draw:polygon>
          <draw:path draw:style-name="gr2" draw:text-style-name="P2" draw:layer="layout" svg:width="0.675cm" svg:height="0.657cm" svg:x="12.657cm" svg:y="0.294cm" svg:viewBox="0 0 676 658" svg:d="M674 21c0-3 2-11 2-13 0-8 0-8-21-8h-634c-21 0-21 0-21 8 0 2 3 10 5 13l310 619c5 13 7 18 23 18s18-5 26-18zM114 65h502l-249 505z">
            <text:p/>
          </draw:path>
          <draw:path draw:style-name="gr2" draw:text-style-name="P2" draw:layer="layout" svg:width="0.444cm" svg:height="0.441cm" svg:x="13.51cm" svg:y="0.468cm" svg:viewBox="0 0 445 442" svg:d="M224 195l-185-182c-10-10-13-13-21-13s-18 8-18 18c0 8 3 8 13 18l182 185-182 185c-10 10-13 13-13 18 0 10 10 18 18 18s11 0 21-13l182-182 190 190c2 3 10 5 15 5 11 0 19-8 19-18 0 0 0-5-3-10-3 0-148-146-195-193l169-166c5-8 18-19 23-24 0-2 6-5 6-13 0-10-8-18-19-18-7 0-13 3-20 13z">
            <text:p/>
          </draw:path>
          <draw:path draw:style-name="gr2" draw:text-style-name="P2" draw:layer="layout" svg:width="0.215cm" svg:height="0.915cm" svg:x="14.134cm" svg:y="0.231cm" svg:viewBox="0 0 216 916" svg:d="M216 458c0-70-11-182-63-286-54-112-135-172-143-172-7 0-10 3-10 10 0 3 0 3 18 21 91 91 143 237 143 427 0 158-34 320-148 434-13 11-13 13-13 16 0 5 3 8 10 8 8 0 91-63 146-177 47-102 60-203 60-281z">
            <text:p/>
          </draw:path>
        </draw:g>
        <draw:line draw:style-name="gr7" draw:text-style-name="P7" draw:layer="layout" svg:x1="9.1cm" svg:y1="1.788cm" svg:x2="9.1cm" svg:y2="4.8cm">
          <text:p/>
        </draw:line>
        <draw:line draw:style-name="gr7" draw:text-style-name="P7" draw:layer="layout" svg:x1="17.3cm" svg:y1="1.776cm" svg:x2="17.3cm" svg:y2="4.8cm">
          <text:p/>
        </draw:line>
        <draw:line draw:style-name="gr7" draw:text-style-name="P7" draw:layer="layout" svg:x1="24.3cm" svg:y1="1.764cm" svg:x2="24.3cm" svg:y2="4.8cm">
          <text:p/>
        </draw:line>
        <draw:g>
          <svg:title>TexMaths</svg:title>
          <svg:desc>26§display§(\hat{\nabla}\cdot)§svg§600§FALSE§</svg:desc>
          <draw:polygon draw:style-name="gr1" draw:text-style-name="P1" draw:layer="layout" svg:width="1.544cm" svg:height="1.003cm" svg:x="20.007cm" svg:y="0.099cm" svg:viewBox="0 0 1545 1004" draw:points="772,1004 0,1004 0,0 1545,0 1545,1004">
            <text:p/>
          </draw:polygon>
          <draw:path draw:style-name="gr2" draw:text-style-name="P2" draw:layer="layout" svg:width="0.215cm" svg:height="0.915cm" svg:x="20.051cm" svg:y="0.231cm" svg:viewBox="0 0 216 916" svg:d="M216 908c0-3 0-5-18-21-115-115-143-289-143-429 0-159 33-318 148-432 13-13 13-13 13-16 0-7-5-10-11-10-10 0-93 62-148 179-47 102-57 203-57 279 0 73 10 182 60 286 57 114 135 172 145 172 6 0 11-3 11-8z">
            <text:p/>
          </draw:path>
          <draw:polygon draw:style-name="gr2" draw:text-style-name="P2" draw:layer="layout" svg:width="0.246cm" svg:height="0.142cm" svg:x="20.574cm" svg:y="0.052cm" svg:viewBox="0 0 247 143" draw:points="125,0 0,127 16,143 125,49 229,143 247,127">
            <text:p/>
          </draw:polygon>
          <draw:path draw:style-name="gr2" draw:text-style-name="P2" draw:layer="layout" svg:width="0.675cm" svg:height="0.657cm" svg:x="20.358cm" svg:y="0.294cm" svg:viewBox="0 0 676 658" svg:d="M674 21c0-3 2-11 2-13 0-8 0-8-21-8h-634c-21 0-21 0-21 8 0 2 3 10 5 13l310 619c5 13 7 18 23 18s18-5 26-18zM114 65h502l-249 505z">
            <text:p/>
          </draw:path>
          <draw:path draw:style-name="gr2" draw:text-style-name="P2" draw:layer="layout" svg:width="0.098cm" svg:height="0.098cm" svg:x="21.154cm" svg:y="0.64cm" svg:viewBox="0 0 99 99" svg:d="M99 49c0-26-21-49-50-49-26 0-49 23-49 49 0 29 23 50 49 50 29 0 50-21 50-50z">
            <text:p/>
          </draw:path>
          <draw:path draw:style-name="gr2" draw:text-style-name="P2" draw:layer="layout" svg:width="0.215cm" svg:height="0.915cm" svg:x="21.38cm" svg:y="0.231cm" svg:viewBox="0 0 216 916" svg:d="M216 458c0-70-11-182-63-286-54-112-135-172-143-172-7 0-10 3-10 10 0 3 0 3 18 21 91 91 143 237 143 427 0 158-34 320-148 434-13 11-13 13-13 16 0 5 3 8 10 8 8 0 91-63 146-177 47-102 60-203 60-281z">
            <text:p/>
          </draw:path>
        </draw:g>
        <draw:line draw:style-name="gr7" draw:text-style-name="P7" draw:layer="layout" svg:x1="18.008cm" svg:y1="5.492cm" svg:x2="23.789cm" svg:y2="5.506cm">
          <text:p/>
        </draw:line>
        <draw:g>
          <svg:title>TexMaths</svg:title>
          <svg:desc>26§display§\mathrm{d}§svg§600§FALSE§</svg:desc>
          <draw:polygon draw:style-name="gr1" draw:text-style-name="P1" draw:layer="layout" svg:width="0.391cm" svg:height="0.552cm" svg:x="11.419cm" svg:y="0.399cm" svg:viewBox="0 0 392 553" draw:points="195,553 0,553 0,0 392,0 392,553">
            <text:p/>
          </draw:polygon>
          <draw:path draw:style-name="gr2" draw:text-style-name="P2" draw:layer="layout" svg:width="0.451cm" svg:height="0.646cm" svg:x="11.403cm" svg:y="0.352cm" svg:viewBox="0 0 452 647" svg:d="M317 585v62l135-10v-29c-62 0-70-8-70-52v-556l-133 10v29c65 0 71 5 71 52v197c-26-33-65-57-115-57-109 0-205 91-205 208s91 208 195 208c60 0 99-31 122-62zM317 340v187c0 19 0 19-10 34-26 44-68 65-107 65-42 0-75-23-96-60-26-36-29-88-29-127 0-34 3-88 29-130 21-28 54-57 104-57 34 0 70 13 99 55 10 15 10 18 10 33z">
            <text:p/>
          </draw:path>
        </draw:g>
        <draw:g>
          <svg:title>TexMaths</svg:title>
          <svg:desc>26§display§\mathrm{d}§svg§600§FALSE§</svg:desc>
          <draw:polygon draw:style-name="gr1" draw:text-style-name="P1" draw:layer="layout" svg:width="0.391cm" svg:height="0.552cm" svg:x="19.019cm" svg:y="0.399cm" svg:viewBox="0 0 392 553" draw:points="195,553 0,553 0,0 392,0 392,553">
            <text:p/>
          </draw:polygon>
          <draw:path draw:style-name="gr2" draw:text-style-name="P2" draw:layer="layout" svg:width="0.451cm" svg:height="0.646cm" svg:x="19.003cm" svg:y="0.352cm" svg:viewBox="0 0 452 647" svg:d="M317 585v62l135-10v-29c-62 0-70-8-70-52v-556l-133 10v29c65 0 71 5 71 52v197c-26-33-65-57-115-57-109 0-205 91-205 208s91 208 195 208c60 0 99-31 122-62zM317 340v187c0 19 0 19-10 34-26 44-68 65-107 65-42 0-75-23-96-60-26-36-29-88-29-127 0-34 3-88 29-130 21-28 54-57 104-57 34 0 70 13 99 55 10 15 10 18 10 33z">
            <text:p/>
          </draw:path>
        </draw:g>
        <draw:g>
          <svg:title>TexMaths</svg:title>
          <svg:desc>26§display§\mathrm{d}§svg§600§FALSE§</svg:desc>
          <draw:polygon draw:style-name="gr1" draw:text-style-name="P1" draw:layer="layout" svg:width="0.391cm" svg:height="0.552cm" svg:x="4.319cm" svg:y="4.599cm" svg:viewBox="0 0 392 553" draw:points="195,553 0,553 0,0 392,0 392,553">
            <text:p/>
          </draw:polygon>
          <draw:path draw:style-name="gr2" draw:text-style-name="P2" draw:layer="layout" svg:width="0.451cm" svg:height="0.646cm" svg:x="4.303cm" svg:y="4.552cm" svg:viewBox="0 0 452 647" svg:d="M317 585v62l135-10v-29c-62 0-70-8-70-52v-556l-133 10v29c65 0 71 5 71 52v197c-26-33-65-57-115-57-109 0-205 91-205 208s91 208 195 208c60 0 99-31 122-62zM317 340v187c0 19 0 19-10 34-26 44-68 65-107 65-42 0-75-23-96-60-26-36-29-88-29-127 0-34 3-88 29-130 21-28 54-57 104-57 34 0 70 13 99 55 10 15 10 18 10 33z">
            <text:p/>
          </draw:path>
        </draw:g>
        <draw:g>
          <svg:title>TexMaths</svg:title>
          <svg:desc>26§display§(\hat{\nabla})§svg§600§FALSE§</svg:desc>
          <draw:polygon draw:style-name="gr1" draw:text-style-name="P1" draw:layer="layout" svg:width="1.288cm" svg:height="1.003cm" svg:x="5.305cm" svg:y="4.299cm" svg:viewBox="0 0 1289 1004" draw:points="645,1004 0,1004 0,0 1289,0 1289,1004">
            <text:p/>
          </draw:polygon>
          <draw:path draw:style-name="gr2" draw:text-style-name="P2" draw:layer="layout" svg:width="0.215cm" svg:height="0.915cm" svg:x="5.349cm" svg:y="4.431cm" svg:viewBox="0 0 216 916" svg:d="M216 908c0-3 0-5-18-21-115-115-143-289-143-429 0-159 33-318 148-432 13-13 13-13 13-16 0-7-5-10-11-10-10 0-93 62-148 179-47 102-57 203-57 279 0 73 10 182 60 286 57 114 135 172 145 172 6 0 11-3 11-8z">
            <text:p/>
          </draw:path>
          <draw:polygon draw:style-name="gr2" draw:text-style-name="P2" draw:layer="layout" svg:width="0.246cm" svg:height="0.142cm" svg:x="5.872cm" svg:y="4.252cm" svg:viewBox="0 0 247 143" draw:points="125,0 0,127 16,143 125,49 229,143 247,127">
            <text:p/>
          </draw:polygon>
          <draw:path draw:style-name="gr2" draw:text-style-name="P2" draw:layer="layout" svg:width="0.675cm" svg:height="0.657cm" svg:x="5.656cm" svg:y="4.494cm" svg:viewBox="0 0 676 658" svg:d="M673 21c0-3 3-11 3-13 0-8 0-8-21-8h-634c-21 0-21 0-21 8 0 2 3 10 5 13l310 619c5 13 7 18 23 18 15 0 18-5 26-18zM114 65h502l-250 505z">
            <text:p/>
          </draw:path>
          <draw:path draw:style-name="gr2" draw:text-style-name="P2" draw:layer="layout" svg:width="0.215cm" svg:height="0.915cm" svg:x="6.425cm" svg:y="4.431cm" svg:viewBox="0 0 216 916" svg:d="M216 458c0-70-11-182-63-286-54-112-135-172-143-172-7 0-10 3-10 10 0 3 0 3 18 21 91 91 143 237 143 427 0 158-34 320-148 434-13 11-13 13-13 16 0 5 3 8 10 8 8 0 91-63 146-177 47-102 60-203 60-281z">
            <text:p/>
          </draw:path>
        </draw:g>
        <draw:g>
          <svg:title>TexMaths</svg:title>
          <svg:desc>26§display§(\hat{\nabla}\times)§svg§600§FALSE§</svg:desc>
          <draw:polygon draw:style-name="gr1" draw:text-style-name="P1" draw:layer="layout" svg:width="1.999cm" svg:height="1.003cm" svg:x="12.307cm" svg:y="4.299cm" svg:viewBox="0 0 2000 1004" draw:points="999,1004 0,1004 0,0 2000,0 2000,1004">
            <text:p/>
          </draw:polygon>
          <draw:path draw:style-name="gr2" draw:text-style-name="P2" draw:layer="layout" svg:width="0.215cm" svg:height="0.915cm" svg:x="12.351cm" svg:y="4.431cm" svg:viewBox="0 0 216 916" svg:d="M216 908c0-3 0-5-18-21-115-115-143-289-143-429 0-159 33-318 148-432 13-13 13-13 13-16 0-7-5-10-11-10-10 0-93 62-148 179-47 102-57 203-57 279 0 73 10 182 60 286 57 114 135 172 145 172 6 0 11-3 11-8z">
            <text:p/>
          </draw:path>
          <draw:polygon draw:style-name="gr2" draw:text-style-name="P2" draw:layer="layout" svg:width="0.246cm" svg:height="0.142cm" svg:x="12.874cm" svg:y="4.252cm" svg:viewBox="0 0 247 143" draw:points="125,0 0,127 16,143 125,49 229,143 247,127">
            <text:p/>
          </draw:polygon>
          <draw:path draw:style-name="gr2" draw:text-style-name="P2" draw:layer="layout" svg:width="0.675cm" svg:height="0.657cm" svg:x="12.658cm" svg:y="4.494cm" svg:viewBox="0 0 676 658" svg:d="M674 21c0-3 2-11 2-13 0-8 0-8-21-8h-634c-21 0-21 0-21 8 0 2 3 10 5 13l310 619c5 13 7 18 23 18s18-5 26-18zM114 65h502l-249 505z">
            <text:p/>
          </draw:path>
          <draw:path draw:style-name="gr2" draw:text-style-name="P2" draw:layer="layout" svg:width="0.444cm" svg:height="0.441cm" svg:x="13.511cm" svg:y="4.668cm" svg:viewBox="0 0 445 442" svg:d="M224 195l-185-182c-10-10-13-13-21-13s-18 8-18 18c0 8 3 8 13 18l182 185-182 185c-10 10-13 13-13 18 0 10 10 18 18 18s11 0 21-13l182-182 190 190c2 3 10 5 15 5 11 0 19-8 19-18 0 0 0-5-3-10-3 0-148-146-195-193l169-166c5-8 18-19 23-24 0-2 6-5 6-13 0-10-8-18-19-18-7 0-13 3-20 13z">
            <text:p/>
          </draw:path>
          <draw:path draw:style-name="gr2" draw:text-style-name="P2" draw:layer="layout" svg:width="0.215cm" svg:height="0.915cm" svg:x="14.135cm" svg:y="4.431cm" svg:viewBox="0 0 216 916" svg:d="M216 458c0-70-11-182-63-286-54-112-135-172-143-172-7 0-10 3-10 10 0 3 0 3 18 21 91 91 143 237 143 427 0 158-34 320-148 434-13 11-13 13-13 16 0 5 3 8 10 8 8 0 91-63 146-177 47-102 60-203 60-281z">
            <text:p/>
          </draw:path>
        </draw:g>
        <draw:g>
          <svg:title>TexMaths</svg:title>
          <svg:desc>26§display§(\hat{\nabla}\cdot)§svg§600§FALSE§</svg:desc>
          <draw:polygon draw:style-name="gr1" draw:text-style-name="P1" draw:layer="layout" svg:width="1.544cm" svg:height="1.003cm" svg:x="20.008cm" svg:y="4.299cm" svg:viewBox="0 0 1545 1004" draw:points="772,1004 0,1004 0,0 1545,0 1545,1004">
            <text:p/>
          </draw:polygon>
          <draw:path draw:style-name="gr2" draw:text-style-name="P2" draw:layer="layout" svg:width="0.215cm" svg:height="0.915cm" svg:x="20.052cm" svg:y="4.431cm" svg:viewBox="0 0 216 916" svg:d="M216 908c0-3 0-5-18-21-115-115-143-289-143-429 0-159 33-318 148-432 13-13 13-13 13-16 0-7-5-10-11-10-10 0-93 62-148 179-47 102-57 203-57 279 0 73 10 182 60 286 57 114 135 172 145 172 6 0 11-3 11-8z">
            <text:p/>
          </draw:path>
          <draw:polygon draw:style-name="gr2" draw:text-style-name="P2" draw:layer="layout" svg:width="0.246cm" svg:height="0.142cm" svg:x="20.575cm" svg:y="4.252cm" svg:viewBox="0 0 247 143" draw:points="125,0 0,127 16,143 125,49 229,143 247,127">
            <text:p/>
          </draw:polygon>
          <draw:path draw:style-name="gr2" draw:text-style-name="P2" draw:layer="layout" svg:width="0.675cm" svg:height="0.657cm" svg:x="20.359cm" svg:y="4.494cm" svg:viewBox="0 0 676 658" svg:d="M674 21c0-3 2-11 2-13 0-8 0-8-21-8h-634c-21 0-21 0-21 8 0 2 3 10 5 13l310 619c5 13 7 18 23 18s18-5 26-18zM114 65h502l-249 505z">
            <text:p/>
          </draw:path>
          <draw:path draw:style-name="gr2" draw:text-style-name="P2" draw:layer="layout" svg:width="0.098cm" svg:height="0.098cm" svg:x="21.155cm" svg:y="4.84cm" svg:viewBox="0 0 99 99" svg:d="M99 49c0-26-21-49-50-49-26 0-49 23-49 49 0 29 23 50 49 50 29 0 50-21 50-50z">
            <text:p/>
          </draw:path>
          <draw:path draw:style-name="gr2" draw:text-style-name="P2" draw:layer="layout" svg:width="0.215cm" svg:height="0.915cm" svg:x="21.381cm" svg:y="4.431cm" svg:viewBox="0 0 216 916" svg:d="M216 458c0-70-11-182-63-286-54-112-135-172-143-172-7 0-10 3-10 10 0 3 0 3 18 21 91 91 143 237 143 427 0 158-34 320-148 434-13 11-13 13-13 16 0 5 3 8 10 8 8 0 91-63 146-177 47-102 60-203 60-281z">
            <text:p/>
          </draw:path>
        </draw:g>
        <draw:g>
          <svg:title>TexMaths</svg:title>
          <svg:desc>26§display§\mathrm{d}§svg§600§FALSE§</svg:desc>
          <draw:polygon draw:style-name="gr1" draw:text-style-name="P1" draw:layer="layout" svg:width="0.391cm" svg:height="0.552cm" svg:x="11.419cm" svg:y="4.6cm" svg:viewBox="0 0 392 553" draw:points="195,553 0,553 0,0 392,0 392,553">
            <text:p/>
          </draw:polygon>
          <draw:path draw:style-name="gr2" draw:text-style-name="P2" draw:layer="layout" svg:width="0.451cm" svg:height="0.646cm" svg:x="11.403cm" svg:y="4.553cm" svg:viewBox="0 0 452 647" svg:d="M317 585v62l135-10v-29c-62 0-70-8-70-52v-556l-133 10v29c65 0 71 5 71 52v197c-26-33-65-57-115-57-109 0-205 91-205 208s91 208 195 208c60 0 99-31 122-62zM317 340v187c0 19 0 19-10 34-26 44-68 65-107 65-42 0-75-23-96-60-26-36-29-88-29-127 0-34 3-88 29-130 21-28 54-57 104-57 34 0 70 13 99 55 10 15 10 18 10 33z">
            <text:p/>
          </draw:path>
        </draw:g>
        <draw:g>
          <svg:title>TexMaths</svg:title>
          <svg:desc>26§display§\mathrm{d}§svg§600§FALSE§</svg:desc>
          <draw:polygon draw:style-name="gr1" draw:text-style-name="P1" draw:layer="layout" svg:width="0.391cm" svg:height="0.552cm" svg:x="19.019cm" svg:y="4.6cm" svg:viewBox="0 0 392 553" draw:points="195,553 0,553 0,0 392,0 392,553">
            <text:p/>
          </draw:polygon>
          <draw:path draw:style-name="gr2" draw:text-style-name="P2" draw:layer="layout" svg:width="0.451cm" svg:height="0.646cm" svg:x="19.003cm" svg:y="4.553cm" svg:viewBox="0 0 452 647" svg:d="M317 585v62l135-10v-29c-62 0-70-8-70-52v-556l-133 10v29c65 0 71 5 71 52v197c-26-33-65-57-115-57-109 0-205 91-205 208s91 208 195 208c60 0 99-31 122-62zM317 340v187c0 19 0 19-10 34-26 44-68 65-107 65-42 0-75-23-96-60-26-36-29-88-29-127 0-34 3-88 29-130 21-28 54-57 104-57 34 0 70 13 99 55 10 15 10 18 10 33z">
            <text:p/>
          </draw:path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1000003814697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13cm" fo:margin-bottom="0cm" fo:text-indent="0cm"/>
      <style:text-properties fo:font-size="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84cm" fo:margin-bottom="0cm" fo:text-indent="0cm"/>
      <style:text-properties fo:font-size="6.9000000953674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056cm" fo:margin-bottom="0cm" fo:text-indent="0cm"/>
      <style:text-properties fo:font-size="5.6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2.075cm" svg:x="1cm" svg:y="5.235cm"/>
      <draw:page-thumbnail draw:layer="backgroundobjects" svg:width="8.999cm" svg:height="2.075cm" svg:x="1cm" svg:y="13.811cm"/>
      <draw:page-thumbnail draw:layer="backgroundobjects" svg:width="8.999cm" svg:height="2.075cm" svg:x="1cm" svg:y="22.387cm"/>
      <draw:page-thumbnail draw:layer="backgroundobjects" svg:width="8.999cm" svg:height="2.075cm" svg:x="11cm" svg:y="5.235cm"/>
      <draw:page-thumbnail draw:layer="backgroundobjects" svg:width="8.999cm" svg:height="2.075cm" svg:x="11cm" svg:y="13.811cm"/>
      <draw:page-thumbnail draw:layer="backgroundobjects" svg:width="8.999cm" svg:height="2.075cm" svg:x="11cm" svg:y="22.387cm"/>
    </style:handout-master>
    <style:master-page style:name="Standard" style:page-layout-name="PM1" draw:style-name="Mdp1">
      <draw:frame presentation:style-name="Standard-title" draw:layer="backgroundobjects" svg:width="23.399cm" svg:height="1.001cm" svg:x="1.3cm" svg:y="0.238cm" presentation:class="title" presentation:placeholder="true">
        <draw:text-box/>
      </draw:frame>
      <draw:frame presentation:style-name="Standard-outline1" draw:layer="backgroundobjects" svg:width="23.399cm" svg:height="3.479cm" svg:x="1.3cm" svg:y="1.404cm" presentation:class="outline" presentation:placeholder="true">
        <draw:text-box/>
      </draw:frame>
      <draw:frame presentation:style-name="Mpr1" draw:text-style-name="MP2" draw:layer="backgroundobjects" svg:width="6.057cm" svg:height="0.413cm" svg:x="1.3cm" svg:y="5.4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41cm" svg:height="0.413cm" svg:x="8.892cm" svg:y="5.4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57cm" svg:height="0.413cm" svg:x="18.642cm" svg:y="5.46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4:03:11.946054395</meta:creation-date>
    <dc:date>2020-03-03T12:31:23.296441409</dc:date>
    <meta:editing-duration>PT1H34M34S</meta:editing-duration>
    <meta:editing-cycles>13</meta:editing-cycles>
    <meta:generator>LibreOffice/5.1.6.2$Linux_X86_64 LibreOffice_project/10m0$Build-2</meta:generator>
    <meta:document-statistic meta:object-count="156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 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